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c321" officeooo:paragraph-rsid="001dc3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2T17:51:35.413458100</meta:creation-date>
    <dc:date>2014-09-02T17:51:46.029802746</dc:date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4.2.4.2$Linux_X86_64 LibreOffice_project/420m0$Build-2</meta:generator>
  </office:meta>
</office:document-meta>
</file>